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7710" officeooo:paragraph-rsid="00197710"/>
    </style:style>
    <style:style style:name="P2" style:family="paragraph" style:parent-style-name="Standard">
      <style:text-properties style:text-underline-style="solid" style:text-underline-width="auto" style:text-underline-color="font-color" officeooo:rsid="00197710" officeooo:paragraph-rsid="00197710"/>
    </style:style>
    <style:style style:name="P3" style:family="paragraph" style:parent-style-name="Standard">
      <style:text-properties style:text-underline-style="solid" style:text-underline-width="auto" style:text-underline-color="font-color" officeooo:rsid="00197710" officeooo:paragraph-rsid="001bc3d0"/>
    </style:style>
    <style:style style:name="P4" style:family="paragraph" style:parent-style-name="Standard">
      <style:text-properties style:text-underline-style="none" officeooo:rsid="00197710" officeooo:paragraph-rsid="00197710"/>
    </style:style>
    <style:style style:name="P5" style:family="paragraph" style:parent-style-name="Standard">
      <style:text-properties style:text-underline-style="none" officeooo:rsid="0019d7ef" officeooo:paragraph-rsid="001ed359"/>
    </style:style>
    <style:style style:name="T1" style:family="text">
      <style:text-properties officeooo:rsid="0019da6a"/>
    </style:style>
    <style:style style:name="T2" style:family="text">
      <style:text-properties officeooo:rsid="001bc3d0"/>
    </style:style>
    <style:style style:name="T3" style:family="text">
      <style:text-properties officeooo:rsid="001da186"/>
    </style:style>
    <style:style style:name="T4" style:family="text">
      <style:text-properties officeooo:rsid="001ed35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Boletín 7</text:p>
      <text:p text:style-name="P2">Ejercicio1</text:p>
      <text:p text:style-name="P4">Es syscall (en syscall.c), que es el punto donde se procesan las llamadas al sistema.</text:p>
      <text:p text:style-name="P4"/>
      <text:p text:style-name="P3">Ejercicio2</text:p>
      <text:p text:style-name="P5">- Entra en Vectors.S, <text:span text:style-name="T4">apila dos registros y salta a </text:span><text:s/>alltraps. <text:span text:style-name="T4">Ahí se </text:span>g<text:span text:style-name="T3">ua</text:span>rda en pila <text:span text:style-name="T4">todo </text:span>lo necesario <text:span text:style-name="T4">(</text:span>trapframe, punteros pila, etc.<text:span text:style-name="T4">)</text:span> y luego <text:span text:style-name="T4">se</text:span> hace una llamada a trap. </text:p>
      <text:p text:style-name="P5">- La llamada que se utiliza es open.</text:p>
      <text:p text:style-name="P5"><text:span text:style-name="T1">- Se guarda todo el trapframe, los registros de Vectors.S... (comprobar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2T18:50:17.261974978</meta:creation-date>
    <meta:editing-duration>PT3M10S</meta:editing-duration>
    <meta:editing-cycles>2</meta:editing-cycles>
    <meta:generator>LibreOffice/4.2.8.2$Linux_X86_64 LibreOffice_project/420m0$Build-2</meta:generator>
    <dc:date>2016-12-22T19:08:39.274465997</dc:date>
    <meta:document-statistic meta:table-count="0" meta:image-count="0" meta:object-count="0" meta:page-count="2" meta:paragraph-count="8" meta:word-count="69" meta:character-count="395" meta:non-whitespace-character-count="330"/>
  </office:meta>
</office:document-meta>
</file>